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6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0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1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12" style:family="paragraph" style:parent-style-name="Title">
      <style:text-properties fo:font-size="18pt" style:font-size-asian="18pt" style:font-size-complex="18pt"/>
    </style:style>
    <style:style style:name="P13" style:family="paragraph" style:parent-style-name="Title">
      <style:text-properties style:font-name="Arial1" fo:font-size="24pt" style:font-size-asian="24pt" style:font-size-complex="24pt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18" style:family="paragraph" style:parent-style-name="Heading_20_1">
      <style:text-properties fo:font-size="18pt" style:font-size-asian="18pt" style:font-size-complex="18pt"/>
    </style:style>
    <style:style style:name="P19" style:family="paragraph" style:parent-style-name="Heading_20_1" style:list-style-name="">
      <style:text-properties fo:font-size="18pt" style:font-size-asian="18pt" style:font-size-complex="18pt"/>
    </style:style>
    <style:style style:name="P20" style:family="paragraph" style:parent-style-name="Heading_20_1">
      <style:text-properties style:font-name="Times New Roman"/>
    </style:style>
    <style:style style:name="P21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22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23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24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25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26" style:family="paragraph" style:parent-style-name="Heading_20_2">
      <style:text-properties style:font-name="Times New Roman"/>
    </style:style>
    <style:style style:name="P27" style:family="paragraph" style:parent-style-name="Heading_20_2">
      <style:text-properties style:font-name="Times New Roman" fo:font-size="14pt" style:font-size-asian="14pt" style:font-size-complex="14pt"/>
    </style:style>
    <style:style style:name="P28" style:family="paragraph" style:parent-style-name="Heading_20_2" style:list-style-name=""/>
    <style:style style:name="P29" style:family="paragraph" style:parent-style-name="Heading_20_2">
      <style:paragraph-properties fo:break-before="page"/>
    </style:style>
    <style:style style:name="P30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31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style:font-name="Lucida Console" fo:font-size="10pt"/>
    </style:style>
    <style:style style:name="T5" style:family="text">
      <style:text-properties style:font-name="Courier New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 text:use-soft-page-breaks="true"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Title"><text:span text:style-name="T2">uRProgramming</text:span><text:span text:style-name="T3"><text:line-break/><text:line-break/>By</text:span></text:p><text:p text:style-name="P12"/><text:p text:style-name="P13"><text:s/>Zekai Otles </text:p><text:p text:style-name="P8">Created on Wed Feb 17 06:50:00 2016 </text:p><text:p text:style-name="P8"/><text:p text:style-name="P8"/><text:table-of-content text:style-name="Sect1" text:protected="true" text:name="Table of Contents1"><text:table-of-content-source text:outline-level="10"><text:index-title-template text:style-name="Contents_20_Heading">Table of Contents</text:index-title-template><text:table-of-content-entry-template text:outline-level="1" text:style-name="Contents_20_1"><text:index-entry-chapter/><text:index-entry-text/><text:index-entry-tab-stop style:type="right" style:leader-char="."/><text:index-entry-page-number/></text:table-of-content-entry-template><text:table-of-content-entry-template text:outline-level="2" text:style-name="Contents_20_2"><text:index-entry-chapter/><text:index-entry-text/><text:index-entry-tab-stop style:type="right" style:leader-char="."/><text:index-entry-page-number/></text:table-of-content-entry-template><text:table-of-content-entry-template text:outline-level="3" text:style-name="Contents_20_3"><text:index-entry-chapter/><text:index-entry-text/><text:index-entry-tab-stop style:type="right" style:leader-char="."/><text:index-entry-page-number/></text:table-of-content-entry-template><text:table-of-content-entry-template text:outline-level="4" text:style-name="Contents_20_4"><text:index-entry-chapter/><text:index-entry-text/><text:index-entry-tab-stop style:type="right" style:leader-char="."/><text:index-entry-page-number/></text:table-of-content-entry-template><text:table-of-content-entry-template text:outline-level="5" text:style-name="Contents_20_5"><text:index-entry-chapter/><text:index-entry-text/><text:index-entry-tab-stop style:type="right" style:leader-char="."/><text:index-entry-page-number/></text:table-of-content-entry-template><text:table-of-content-entry-template text:outline-level="6" text:style-name="Contents_20_6"><text:index-entry-chapter/><text:index-entry-text/><text:index-entry-tab-stop style:type="right" style:leader-char="."/><text:index-entry-page-number/></text:table-of-content-entry-template><text:table-of-content-entry-template text:outline-level="7" text:style-name="Contents_20_7"><text:index-entry-chapter/><text:index-entry-text/><text:index-entry-tab-stop style:type="right" style:leader-char="."/><text:index-entry-page-number/></text:table-of-content-entry-template><text:table-of-content-entry-template text:outline-level="8" text:style-name="Contents_20_8"><text:index-entry-chapter/><text:index-entry-text/><text:index-entry-tab-stop style:type="right" style:leader-char="."/><text:index-entry-page-number/></text:table-of-content-entry-template><text:table-of-content-entry-template text:outline-level="9" text:style-name="Contents_20_9"><text:index-entry-chapter/><text:index-entry-text/><text:index-entry-tab-stop style:type="right" style:leader-char="."/><text:index-entry-page-number/></text:table-of-content-entry-template><text:table-of-content-entry-template text:outline-level="10" text:style-name="Contents_20_10"><text:index-entry-chapter/><text:index-entry-text/><text:index-entry-tab-stop style:type="right" style:leader-char="."/><text:index-entry-page-number/></text:table-of-content-entry-template></text:table-of-content-source><text:index-body><text:index-title text:style-name="Sect1" text:name="Table of Contents1_Head"><text:p text:style-name="P15">Table of Contents</text:p></text:index-title><text:p text:style-name="P14"><text:s/>1 Introduction<text:tab/>3</text:p><text:p text:style-name="P14"><text:s/>2 Environment Setup for R programming Developers<text:tab/>3</text:p><text:p text:style-name="P16"><text:s/>2.1 <text:s/>Environment setup<text:tab/>3</text:p><text:p text:style-name="P16"><text:s/>2.2 <text:s/>Using Version Control System<text:tab/>3</text:p><text:p text:style-name="P16"><text:s/>2.3 Using IDE to develop R scripts<text:tab/>3</text:p><text:p text:style-name="P16"><text:s/>2.4 Writing functions<text:tab/>3</text:p><text:p text:style-name="P16"><text:s/>2.5 Create R package System<text:tab/>3</text:p><text:p text:style-name="P14"><text:s/>3 Simple Data Types and Objects<text:tab/>3</text:p><text:p text:style-name="P14"><text:s/>4 Control Structures<text:tab/>3</text:p><text:p text:style-name="P16"><text:s/>4.1 If then Else statements<text:tab/>3</text:p><text:p text:style-name="P16"><text:s/>4.2 Switch statements<text:tab/>4</text:p><text:p text:style-name="P14"><text:s/>5 Loop Structures<text:tab/>5</text:p><text:p text:style-name="P16"><text:s/>5.1 For statements<text:tab/>5</text:p><text:p text:style-name="P16"><text:s/>5.2 while staments<text:tab/>5</text:p><text:p text:style-name="P16"><text:s/>5.3 DfRCtVisits<text:tab/>7</text:p><text:p text:style-name="P14"><text:s/>6 Data Structures<text:tab/>8</text:p><text:p text:style-name="P16"><text:s/>6.1 Vector<text:tab/>8</text:p><text:p text:style-name="P16"><text:s/>6.2 Matrix<text:tab/>8</text:p><text:p text:style-name="P16"><text:s/>6.3 DataFrame<text:tab/>8</text:p><text:p text:style-name="P14"><text:s/>7 Simple Statistical Outputs<text:tab/>8</text:p><text:p text:style-name="P14"><text:s/>8 Simple Table Outputs<text:tab/>8</text:p></text:index-body></text:table-of-content><text:p text:style-name="P8"/><text:h text:style-name="P22" text:outline-level="1">Introduction</text:h><text:p text:style-name="P9"><text:tab/></text:p><text:h text:style-name="P17" text:outline-level="1">Environment Setup for R programming Developers</text:h><text:h text:style-name="Heading_20_2" text:outline-level="2"><text:s/>Environment setup</text:h><text:p text:style-name="P11"/><text:p text:style-name="P6"/><text:p text:style-name="P7"/><text:p text:style-name="P5"/>
usage of ls()   functNameusage of ls(all=TRUE)   functNameNULL<text:p text:style-name="P3"/><text:h text:style-name="Heading_20_2" text:outline-level="2"><text:s/>Using Version Control System</text:h><text:h text:style-name="Heading_20_2" text:outline-level="2">Using IDE to develop R scripts</text:h><text:h text:style-name="Heading_20_2" text:outline-level="2">Writing functions</text:h><text:h text:style-name="Heading_20_2" text:outline-level="2">Create R package System</text:h><text:p text:style-name="P10"/><text:h text:style-name="P18" text:outline-level="1">Simple Data Types and Objects</text:h><text:h text:style-name="P18" text:outline-level="1">Control Structures</text:h><text:h text:style-name="Heading_20_2" text:outline-level="2">If then Else statements</text:h><text:p text:style-name="P3"/><text:p text:style-name="P2"/><text:h text:style-name="P26" text:outline-level="2">Switch statements</text:h><text:p text:style-name="P2"/><text:p text:style-name="P3"><text:soft-page-break/></text:p><text:list xml:id="list5707623236795850830" text:style-name="L1"><text:list-header><text:p text:style-name="P25"/></text:list-header></text:list><text:h text:style-name="P23" text:outline-level="1">Loop Structures</text:h><text:h text:style-name="P27" text:outline-level="2">For statements</text:h><text:p text:style-name="P2"/><text:p text:style-name="P3"/><text:p text:style-name="P4"/><text:h text:style-name="P28" text:outline-level="2"/><text:h text:style-name="P29" text:outline-level="2">DfRCtVisits</text:h><text:p text:style-name="P2"/><text:p text:style-name="P3"/><text:h text:style-name="P19" text:outline-level="1"/><text:h text:style-name="P22" text:outline-level="1">Data Structures</text:h><text:p text:style-name="Text_20_body"/><text:h text:style-name="P30" text:outline-level="2">Vector</text:h><text:h text:style-name="P30" text:outline-level="2">Matrix</text:h><text:h text:style-name="P30" text:outline-level="2">DataFrame</text:h><text:h text:style-name="P31" text:outline-level="2"/><text:h text:style-name="P18" text:outline-level="1">Simple Statistical Analysis</text:h><text:h text:style-name="P20" text:outline-level="1"><text:span text:style-name="T1">Simple</text:span><text:span text:style-name="T1"> Statistical Analysis</text:span></text:h><text:h text:style-name="P21" text:outline-level="1">Simple Table Outputs</text:h><text:p text:style-name="P3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17T06:49:44.38</dc:date>
    <meta:editing-duration>PT10H23M31S</meta:editing-duration>
    <meta:editing-cycles>63</meta:editing-cycles>
    <meta:generator>OpenOffice/4.1.2$Win32 OpenOffice.org_project/412m3$Build-9782</meta:generator>
    <dc:creator>Zekai Otles</dc:creator>
    <meta:document-statistic meta:table-count="0" meta:image-count="0" meta:object-count="0" meta:page-count="7" meta:paragraph-count="56" meta:word-count="206" meta:character-count="1343"/>
  </office:meta>
</office:document-meta>
</file>